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language="el" fo:country="GR"/>
    </style:style>
    <style:style style:name="P2" style:family="paragraph" style:parent-style-name="Standard">
      <style:paragraph-properties fo:text-align="start" style:justify-single-word="false"/>
      <style:text-properties style:font-name="Calibri" fo:language="el" fo:country="GR"/>
    </style:style>
    <style:style style:name="P3" style:family="paragraph" style:parent-style-name="Standard">
      <style:paragraph-properties fo:text-align="center" style:justify-single-word="false"/>
      <style:text-properties style:font-name="Calibri" fo:language="el" fo:country="G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fo:language="el" fo:country="GR"/>
    </style:style>
    <style:style style:name="P6" style:family="paragraph" style:parent-style-name="Standard">
      <style:paragraph-properties fo:text-align="center" style:justify-single-word="false"/>
      <style:text-properties style:font-name="Calibri" fo:language="el" fo:country="GR"/>
    </style:style>
    <style:style style:name="P7" style:family="paragraph" style:parent-style-name="Standard">
      <style:paragraph-properties fo:text-align="center" style:justify-single-word="false"/>
      <style:text-properties style:font-name="Calibri" fo:language="el" fo:country="GR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language="el" fo:country="GR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language="el" fo:country="GR" fo:font-style="italic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Calibri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Calibri" fo:language="el" fo:country="GR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Calibri" fo:language="el" fo:country="GR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style:font-name="Calibri" fo:language="el" fo:country="GR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color="#800000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6666ff"/>
    </style:style>
    <style:style style:name="T5" style:family="text">
      <style:text-properties fo:color="#6666ff" fo:font-weight="bold" style:font-weight-asian="bold" style:font-weight-complex="bold"/>
    </style:style>
    <style:style style:name="T6" style:family="text">
      <style:text-properties fo:color="#669966"/>
    </style:style>
    <style:style style:name="T7" style:family="text">
      <style:text-properties fo:color="#669966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><text:span text:style-name="T3">Ε</text:span><text:span text:style-name="T2">πικοινωνία </text:span><text:span text:style-name="T7">Α</text:span><text:span text:style-name="T6">νθρώπου</text:span> <text:span text:style-name="T5">Μ</text:span><text:span text:style-name="T4">ηχανης</text:span></text:p>
      <text:p text:style-name="P3">Εργασία 1η</text:p>
      <text:p text:style-name="P1"/>
      <text:p text:style-name="P1"/>
      <text:p text:style-name="P1"/>
      <text:p text:style-name="P1"/>
      <text:p text:style-name="P1"/>
      <text:p text:style-name="P9">Μέλη Ομάδας:</text:p>
      <text:p text:style-name="P1">Βασιλάκης Χαράλαμπος 1115201500</text:p>
      <text:p text:style-name="P1">Κουκάκης Κωνσταντίνος 1115201400289</text:p>
      <text:p text:style-name="P1"/>
      <text:p text:style-name="P11"/>
      <text:p text:style-name="P1"/>
      <text:p text:style-name="P3">Περιεχόμενα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list xml:id="list7710201433580099181" text:style-name="L1">
        <text:list-item>
          <text:p text:style-name="P5">Εισαγωγή<text:tab/><text:tab/><text:tab/><text:tab/><text:tab/><text:tab/><text:tab/><text:tab/><text:tab/>Σελιδα..... </text:p>
          <text:p text:style-name="P5"/>
        </text:list-item>
        <text:list-item>
          <text:p text:style-name="P5">Γενικά προβλήματα χρηστικότητας της Αρχικής Σελίδας<text:tab/><text:tab/><text:tab/>Σελιδα..... </text:p>
          <text:p text:style-name="P5"/>
        </text:list-item>
        <text:list-item>
          <text:p text:style-name="P5">Σημαντικά προβλήματα χρηστικότητας με αντιστοίχηση στις αρχές και στους κανόνες <text:span text:style-name="T1">Nielsen<text:tab/><text:tab/><text:tab/><text:tab/><text:tab/><text:tab/><text:tab/><text:tab/><text:tab/></text:span>Σελιδα.....</text:p>
          <text:p text:style-name="P5"/>
        </text:list-item>
        <text:list-item>
          <text:p text:style-name="P5">Τρόποι βελτίωσης της χρηστικότητας για κάθε πρόβλημα.<text:tab/><text:tab/><text:tab/>Σελιδα.....</text:p>
          <text:p text:style-name="P5"/>
        </text:list-item>
        <text:list-item>
          <text:p text:style-name="P5">Επίλογος<text:tab/><text:tab/><text:tab/><text:tab/><text:tab/><text:tab/><text:tab/><text:tab/><text:tab/>Σελιδα.....</text:p>
        </text:list-item>
      </text:list>
      <text:p text:style-name="P2"/>
      <text:p text:style-name="P11"/>
      <text:p text:style-name="P1"/>
      <text:p text:style-name="P3">Εισαγωγή</text:p>
      <text:p text:style-name="P12"/>
      <text:p text:style-name="P3"/>
      <text:p text:style-name="P3">Γενικά προβλήματα χρηστικότητας της Αρχικής Σελίδας <text:span text:style-name="T1">OASA.gr</text:span></text:p>
      <text:p text:style-name="P13"><text:span text:style-name="T1"/></text:p>
      <text:p text:style-name="P8"><text:span text:style-name="T1"/></text:p>
      <text:p text:style-name="P3"><text:span text:style-name="T1">Σημαντικά προβλήματα χρηστικότητας με αντιστοίχηση στις αρχές και στους κανόνες Nielsen</text:span></text:p>
      <text:p text:style-name="P13"><text:span text:style-name="T1"/></text:p>
      <text:p text:style-name="P8"><text:span text:style-name="T1"/></text:p>
      <text:p text:style-name="P3"><text:span text:style-name="T1">Τρόποι βελτίωσης της χρηστικότητας για κάθε πρόβλημα.<text:tab/></text:span></text:p>
      <text:p text:style-name="P12"/>
      <text:p text:style-name="P3"/>
      <text:p text:style-name="P3">Επίλογο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46S</meta:editing-duration>
    <meta:editing-cycles>9</meta:editing-cycles>
    <meta:generator>OpenOffice/4.1.2$Win32 OpenOffice.org_project/412m3$Build-9782</meta:generator>
    <dc:date>2019-10-11T13:37:21.01</dc:date>
    <meta:document-statistic meta:table-count="0" meta:image-count="0" meta:object-count="0" meta:page-count="7" meta:paragraph-count="17" meta:word-count="77" meta:character-count="656"/>
    <meta:user-defined meta:name="Info 1"/>
    <meta:user-defined meta:name="Info 2"/>
    <meta:user-defined meta:name="Info 3"/>
    <meta:user-defined meta:name="Info 4"/>
  </office:meta>
</office:document-meta>
</file>